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4.754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0.542cm"/>
    </style:style>
    <style:style style:name="co18" style:family="table-column">
      <style:table-column-properties fo:break-before="auto" style:column-width="11.259cm"/>
    </style:style>
    <style:style style:name="co23" style:family="table-column">
      <style:table-column-properties fo:break-before="auto" style:column-width="3.433cm"/>
    </style:style>
    <style:style style:name="co21" style:family="table-column">
      <style:table-column-properties fo:break-before="auto" style:column-width="2.819cm"/>
    </style:style>
    <style:style style:name="co22" style:family="table-column">
      <style:table-column-properties fo:break-before="auto" style:column-width="4.023cm"/>
    </style:style>
    <style:style style:name="co24" style:family="table-column">
      <style:table-column-properties fo:break-before="auto" style:column-width="5.865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179cm"/>
    </style:style>
    <style:style style:name="co27" style:family="table-column">
      <style:table-column-properties fo:break-before="auto" style:column-width="5.847cm"/>
    </style:style>
    <style:style style:name="co28" style:family="table-column">
      <style:table-column-properties fo:break-before="auto" style:column-width="3.574cm"/>
    </style:style>
    <style:style style:name="co29" style:family="table-column">
      <style:table-column-properties fo:break-before="auto" style:column-width="2.489cm"/>
    </style:style>
    <style:style style:name="co30" style:family="table-column">
      <style:table-column-properties fo:break-before="auto" style:column-width="2.28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,Level) VALUES ('ENG4425','Digital Communications','20','Teaching you the comms init','Engineering','3');">
            <text:p>INSERT INTO Course (CourseID,Name,Credit,Aim,School,Level) VALUES ('ENG4425','Digital Communications','20','Teaching you the comms init','Engineering','3');</text:p>
          </table:table-cell>
        </table:table-row>
        <table:table-row table:style-name="ro1">
          <table:table-cell table:formula="of:=[Course.I4]" office:value-type="string" office:string-value="INSERT INTO Course (CourseID,Name,Credit,Aim,School,Level) VALUES ('Compsci2436','Networks','10','How to interweb','Computing Science','1');">
            <text:p>INSERT INTO Course (CourseID,Name,Credit,Aim,School,Level) VALUES ('Compsci2436','Networks','10','How to interweb','Computing Science','1');</text:p>
          </table:table-cell>
        </table:table-row>
        <table:table-row table:style-name="ro1">
          <table:table-cell table:formula="of:=[Course.I5]" office:value-type="string" office:string-value="INSERT INTO Course (CourseID,Name,Credit,Aim,School,Level) VALUES ('MUSIC1323','Music for Dummies','10','What is a piano?','Culture and Creative Arts','1');">
            <text:p>INSERT INTO Course (CourseID,Name,Credit,Aim,School,Level) VALUES ('MUSIC1323','Music for Dummies','10','What is a piano?','Culture and Creative Arts','1');</text:p>
          </table:table-cell>
        </table:table-row>
        <table:table-row table:style-name="ro1">
          <table:table-cell table:formula="of:=[Course.I6]" office:value-type="string" office:string-value="INSERT INTO Course (CourseID,Name,Credit,Aim,School,Level) VALUES ('ENGLANG3012','English Literature','20','How to read101','Critical Studies','1');">
            <text:p>INSERT INTO Course (CourseID,Name,Credit,Aim,School,Level) VALUES ('ENGLANG3012','English Literature','20','How to read101','Critical Studies','1');</text:p>
          </table:table-cell>
        </table:table-row>
        <table:table-row table:style-name="ro1">
          <table:table-cell table:formula="of:=[Course.I7]" office:value-type="string" office:string-value="INSERT INTO Course (CourseID,Name,Credit,Aim,School,Level) VALUES ('ENG4427','Control','10','Teaching you the control init','Engineering','3');">
            <text:p>INSERT INTO Course (CourseID,Name,Credit,Aim,School,Level) VALUES ('ENG4427','Control','10','Teaching you the control init','Engineering','3');</text:p>
          </table:table-cell>
        </table:table-row>
        <table:table-row table:style-name="ro1">
          <table:table-cell table:formula="of:=[Course.I8]" office:value-type="string" office:string-value="INSERT INTO Course (CourseID,Name,Credit,Aim,School,Level) VALUES ('Compsci2438','Programming','10','How to “Hello World”','Computing Science','1');">
            <text:p>INSERT INTO Course (CourseID,Name,Credit,Aim,School,Level) VALUES ('Compsci2438','Programming','10','How to “Hello World”','Computing Science','1');</text:p>
          </table:table-cell>
        </table:table-row>
        <table:table-row table:style-name="ro1">
          <table:table-cell table:formula="of:=[Course.I9]" office:value-type="string" office:string-value="INSERT INTO Course (CourseID,Name,Credit,Aim,School,Level) VALUES ('MUSIC1325','Music for Thickies','10','What is a guitar?','Culture and Creative Arts','2');">
            <text:p>INSERT INTO Course (CourseID,Name,Credit,Aim,School,Level) VALUES ('MUSIC1325','Music for Thickies','10','What is a guitar?','Culture and Creative Arts','2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Level) VALUES ('ENGLANG3014','English Language','20','How to grammer101','Critical Studies','2');">
            <text:p>INSERT INTO Course (CourseID,Name,Credit,Aim,School,Level) VALUES ('ENGLANG3014','English Language','20','How to grammer101','Critical Studies','2');</text:p>
          </table:table-cell>
        </table:table-row>
        <table:table-row table:style-name="ro1">
          <table:table-cell table:formula="of:=[Degree.D3]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table:formula="of:=[Degree.D4]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table:formula="of:=[Degree.D5]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table:formula="of:=[Degree.D6]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table:formula="of:=[Degree.D7]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Level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3];&quot;','&quot;;[.B3];&quot;','&quot;;[.C3];&quot;','&quot;;[.D3];&quot;','&quot;;[.E3];&quot;','&quot;;[.F3];&quot;');&quot;)" office:value-type="string" office:string-value="INSERT INTO Course (CourseID,Name,Credit,Aim,School,Level) VALUES ('ENG4425','Digital Communications','20','Teaching you the comms init','Engineering','3');">
            <text:p>INSERT INTO Course (CourseID,Name,Credit,Aim,School,Level) VALUES ('ENG4425','Digital Communications','20','Teaching you the comms init','Engineering','3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4];&quot;','&quot;;[.B4];&quot;','&quot;;[.C4];&quot;','&quot;;[.D4];&quot;','&quot;;[.E4];&quot;','&quot;;[.F4];&quot;');&quot;)" office:value-type="string" office:string-value="INSERT INTO Course (CourseID,Name,Credit,Aim,School,Level) VALUES ('Compsci2436','Networks','10','How to interweb','Computing Science','1');">
            <text:p>INSERT INTO Course (CourseID,Name,Credit,Aim,School,Level) VALUES ('Compsci2436','Networks','10','How to interweb','Computing Science','1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5];&quot;','&quot;;[.B5];&quot;','&quot;;[.C5];&quot;','&quot;;[.D5];&quot;','&quot;;[.E5];&quot;','&quot;;[.F5];&quot;');&quot;)" office:value-type="string" office:string-value="INSERT INTO Course (CourseID,Name,Credit,Aim,School,Level) VALUES ('MUSIC1323','Music for Dummies','10','What is a piano?','Culture and Creative Arts','1');">
            <text:p>INSERT INTO Course (CourseID,Name,Credit,Aim,School,Level) VALUES ('MUSIC1323','Music for Dummies','10','What is a piano?','Culture and Creative Arts','1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6];&quot;','&quot;;[.B6];&quot;','&quot;;[.C6];&quot;','&quot;;[.D6];&quot;','&quot;;[.E6];&quot;','&quot;;[.F6];&quot;');&quot;)" office:value-type="string" office:string-value="INSERT INTO Course (CourseID,Name,Credit,Aim,School,Level) VALUES ('ENGLANG3012','English Literature','20','How to read101','Critical Studies','1');">
            <text:p>INSERT INTO Course (CourseID,Name,Credit,Aim,School,Level) VALUES ('ENGLANG3012','English Literature','20','How to read101','Critical Studies','1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7];&quot;','&quot;;[.B7];&quot;','&quot;;[.C7];&quot;','&quot;;[.D7];&quot;','&quot;;[.E7];&quot;','&quot;;[.F7];&quot;');&quot;)" office:value-type="string" office:string-value="INSERT INTO Course (CourseID,Name,Credit,Aim,School,Level) VALUES ('ENG4427','Control','10','Teaching you the control init','Engineering','3');">
            <text:p>INSERT INTO Course (CourseID,Name,Credit,Aim,School,Level) VALUES ('ENG4427','Control','10','Teaching you the control init','Engineering','3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8];&quot;','&quot;;[.B8];&quot;','&quot;;[.C8];&quot;','&quot;;[.D8];&quot;','&quot;;[.E8];&quot;','&quot;;[.F8];&quot;');&quot;)" office:value-type="string" office:string-value="INSERT INTO Course (CourseID,Name,Credit,Aim,School,Level) VALUES ('Compsci2438','Programming','10','How to “Hello World”','Computing Science','1');">
            <text:p>INSERT INTO Course (CourseID,Name,Credit,Aim,School,Level) VALUES ('Compsci2438','Programming','10','How to “Hello World”','Computing Science','1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9];&quot;','&quot;;[.B9];&quot;','&quot;;[.C9];&quot;','&quot;;[.D9];&quot;','&quot;;[.E9];&quot;','&quot;;[.F9];&quot;');&quot;)" office:value-type="string" office:string-value="INSERT INTO Course (CourseID,Name,Credit,Aim,School,Level) VALUES ('MUSIC1325','Music for Thickies','10','What is a guitar?','Culture and Creative Arts','2');">
            <text:p>INSERT INTO Course (CourseID,Name,Credit,Aim,School,Level) VALUES ('MUSIC1325','Music for Thickies','10','What is a guitar?','Culture and Creative Arts','2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0];&quot;','&quot;;[.B10];&quot;','&quot;;[.C10];&quot;','&quot;;[.D10];&quot;','&quot;;[.E10];&quot;','&quot;;[.F10];&quot;');&quot;)" office:value-type="string" office:string-value="INSERT INTO Course (CourseID,Name,Credit,Aim,School,Level) VALUES ('ENGLANG3014','English Language','20','How to grammer101','Critical Studies','2');">
            <text:p>INSERT INTO Course (CourseID,Name,Credit,Aim,School,Level) VALUES ('ENGLANG3014','English Language','20','How to grammer101','Critical Studies','2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>
            <text:p>Degre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) values ('&quot;;[.A7];&quot;','&quot;;[.B7];&quot;');&quot;)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ce2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9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2-24T19:06:26</dc:date>
    <dc:creator>Joshua Marks</dc:creator>
    <meta:editing-duration>P14DT8H20M56S</meta:editing-duration>
    <meta:editing-cycles>23</meta:editing-cycles>
    <meta:generator>OpenOffice/4.0.0$Unix OpenOffice.org_project/400m3$Build-9702</meta:generator>
    <meta:document-statistic meta:table-count="12" meta:cell-count="564" meta:object-count="0"/>
    <meta:user-defined meta:name=""/>
  </office:meta>
</office:document-meta>
</file>